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2.2cm"/>
    </style:style>
    <style:style style:name="Таблица1.G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G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G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>
      <style:paragraph-properties fo:margin-left="0cm" fo:margin-right="0.242cm" fo:text-align="center" style:justify-single-word="false" fo:text-indent="0cm" style:auto-text-indent="false" style:snap-to-layout-grid="false"/>
    </style:style>
    <style:style style:name="P17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font-weight="bold" style:font-name-asian="Arial" style:font-weight-asian="bold"/>
    </style:style>
    <style:style style:name="T1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№ </text:p>
      <text:p text:style-name="P1"/>
      <text:p text:style-name="P3">поверки БДКГ-<text:span text:style-name="T10">23/1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<text:span text:style-name="T10">Зв</text:span>/ч до <text:span text:style-name="T10">100</text:span> <text:span text:style-name="T10">Зв</text:span>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3"><text:s text:c="6"/></text:span></text:span><text:span text:style-name="Основной_20_шрифт_20_абзаца"><text:span text:style-name="T13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4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23/1</text:span></text:span><text:span text:style-name="Основной_20_шрифт_20_абзаца"><text:span text:style-name="T14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5" office:value-type="string">
            <text:p text:style-name="P14">Измерение мощности дозы в контрольной точке</text:p>
          </table:table-cell>
          <table:covered-table-cell/>
          <table:covered-table-cell/>
          <table:covered-table-cell/>
          <table:covered-table-cell/>
          <table:table-cell table:style-name="Таблица1.G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174</text:p>
          </table:table-cell>
          <table:table-cell table:style-name="Таблица1.B3" office:value-type="string">
            <text:p text:style-name="P15">175</text:p>
          </table:table-cell>
          <table:table-cell table:style-name="Таблица1.B3" office:value-type="string">
            <text:p text:style-name="P15">176</text:p>
          </table:table-cell>
          <table:table-cell table:style-name="Таблица1.B3" office:value-type="string">
            <text:p text:style-name="P15">178</text:p>
          </table:table-cell>
          <table:table-cell table:style-name="Таблица1.B3" office:value-type="string">
            <text:p text:style-name="P15">179</text:p>
            <text:p text:style-name="P16"><text:span text:style-name="Основной_20_шрифт_20_абзаца"><text:span text:style-name="T10">4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<text:span text:style-name="T10">Зв</text:span>/ч</text:p>
          </table:table-cell>
          <table:table-cell table:style-name="Таблица1.B3" office:value-type="string">
            <text:p text:style-name="P4">0,69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2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9</text:span></text:span></text:p>
          </table:table-cell>
          <table:table-cell table:style-name="Таблица1.G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9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2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9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4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3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2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9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covered-table-cell/>
        </table:table-row>
      </table:table>
      <text:p text:style-name="P5"/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dc:creator>Squorpikkor </dc:creator>
    <meta:creation-date>2019-04-01T19:24:00Z</meta:creation-date>
    <dc:date>2019-04-07T23:20:35.20</dc:date>
    <meta:print-date>2010-06-14T06:03:00Z</meta:print-date>
    <meta:editing-cycles>6</meta:editing-cycles>
    <meta:editing-duration>PT1H44M24S</meta:editing-duration>
    <meta:document-statistic meta:table-count="1" meta:image-count="0" meta:object-count="0" meta:page-count="1" meta:paragraph-count="81" meta:word-count="235" meta:character-count="1820"/>
    <meta:template xlink:type="simple" xlink:actuate="onRequest" xlink:title="" xlink:href="../../../../../../../../d:%5Csert_template%5Ctemplate_bdkg22_pov.odt/Normal.dotm"/>
  </office:meta>
</office:document-meta>
</file>